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text-line-through-style="none" style:text-line-through-type="none" style:font-name="Liberation Mono" fo:font-size="11pt" fo:font-weight="bold" fo:background-color="transparent" style:font-name-asian="Liberation Mono" style:font-weight-asian="bold" style:font-name-complex="Liberation Mono" style:font-weight-complex="bold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1pt" fo:font-weight="normal" fo:background-color="transparent" style:font-name-asian="Liberation Mono" style:font-name-complex="Liberation Mono"/>
    </style:style>
    <style:style style:name="P9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10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1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officeooo:rsid="001dc1db" officeooo:paragraph-rsid="001dc1db" fo:background-color="transparent" style:font-name-asian="Liberation Mono" style:font-name-complex="Liberation Mono"/>
    </style:style>
    <style:style style:name="P12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3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1pt" fo:font-weight="normal" fo:background-color="transparent" style:font-name-asian="Liberation Mono" style:font-name-complex="Liberation Mono"/>
    </style:style>
    <style:style style:name="P1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5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officeooo:paragraph-rsid="002e0600" fo:background-color="transparent" style:font-name-asian="Liberation Mono" style:font-name-complex="Liberation Mono"/>
    </style:style>
    <style:style style:name="P1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officeooo:rsid="0032d11d" officeooo:paragraph-rsid="0032d11d" fo:background-color="transparent" style:font-name-asian="Liberation Mono" style:font-name-complex="Liberation Mono"/>
    </style:style>
    <style:style style:name="P17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Liberation Mono" fo:font-size="10pt" fo:font-weight="normal" officeooo:rsid="00332bba" officeooo:paragraph-rsid="00332bba" fo:background-color="transparent" style:font-name-asian="Liberation Mono" style:font-name-complex="Liberation Mono"/>
    </style:style>
    <style:style style:name="P1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solid" style:text-line-through-type="singl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19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none" style:text-line-through-type="none" style:font-name="Liberation Mono" fo:font-size="10pt" fo:font-weight="normal" officeooo:paragraph-rsid="002e0600" fo:background-color="transparent" style:font-name-asian="Liberation Mono" style:font-name-complex="Liberation Mono"/>
    </style:style>
    <style:style style:name="P20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text-line-through-style="none" style:text-line-through-type="none" style:font-name="Calibri1" fo:font-size="10pt" fo:font-weight="normal" officeooo:rsid="000cb46a" officeooo:paragraph-rsid="000cb46a" fo:background-color="transparent" style:font-name-asian="Calibri1" style:font-size-asian="10pt" style:font-name-complex="Calibri1" style:font-size-complex="10pt"/>
    </style:style>
    <style:style style:name="P21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T1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2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3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4" style:family="text">
      <style:text-properties fo:color="#0000ff" style:text-line-through-style="solid" style:text-line-through-type="single" style:font-name="Liberation Mono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5" style:family="text">
      <style:text-properties officeooo:rsid="0011be1d"/>
    </style:style>
    <style:style style:name="T6" style:family="text">
      <style:text-properties officeooo:rsid="001dc1db"/>
    </style:style>
    <style:style style:name="T7" style:family="text">
      <style:text-properties officeooo:rsid="00214923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<text:tab/></text:span><text:span text:style-name="T2">TASKS</text:span></text:p>
      <text:p text:style-name="P3"/>
      <text:p text:style-name="P3">New Features</text:p>
      <text:p text:style-name="P3"><text:tab/>Admin user</text:p>
      <text:list xml:id="list723163082" text:style-name="L1">
        <text:list-item>
          <text:p text:style-name="P8">Only give “Delete” and “Deliver” button actions</text:p>
        </text:list-item>
        <text:list-item>
          <text:p text:style-name="P8">Add “Archive order” button <text:span text:style-name="T6">and functionality</text:span></text:p>
        </text:list-item>
        <text:list-item>
          <text:p text:style-name="P8">Add table to store “Archived”(Delivered) orders</text:p>
        </text:list-item>
        <text:list-item>
          <text:p text:style-name="P11">Remove “Place order” and “Show inventory” buttons</text:p>
        </text:list-item>
      </text:list>
      <text:p text:style-name="P2"><text:span text:style-name="T3"><text:tab/></text:span><text:span text:style-name="T1">Non-Admin user</text:span></text:p>
      <text:list xml:id="list1507031717" text:style-name="L2">
        <text:list-item>
          <text:p text:style-name="P9">Add inventory for non-admin users</text:p>
        </text:list-item>
        <text:list-item>
          <text:p text:style-name="P9">Inventory functions: Eat/Chuck/sell for half price?</text:p>
        </text:list-item>
        <text:list-item>
          <text:p text:style-name="P14">Add cancel button function</text:p>
        </text:list-item>
        <text:list-item>
          <text:p text:style-name="P14">Hide “Update order”/all button when an order is canceled</text:p>
        </text:list-item>
        <text:list-item>
          <text:p text:style-name="P15">Disable and grey-out all buttons</text:p>
        </text:list-item>
        <text:list-item>
          <text:p text:style-name="P19">Add mouse-over popup on order_num to view products in order</text:p>
        </text:list-item>
        <text:list-item>
          <text:p text:style-name="P9">Add “Collect” button <text:span text:style-name="T7">and functionality</text:span> to collect order and add items to inventory</text:p>
        </text:list-item>
        <text:list-item>
          <text:p text:style-name="P9">Add money for user to be able to order products</text:p>
        </text:list-item>
        <text:list-item>
          <text:p text:style-name="P16">Indicate which oder is being canceled</text:p>
        </text:list-item>
        <text:list-item>
          <text:p text:style-name="P17">Add logout feature</text:p>
        </text:list-item>
      </text:list>
      <text:p text:style-name="P4"><text:tab/></text:p>
      <text:p text:style-name="P5"/>
      <text:p text:style-name="P5"/>
      <text:p text:style-name="P3">Front-End Tweaking</text:p>
      <text:list xml:id="list731132257" text:style-name="L3">
        <text:list-item>
          <text:p text:style-name="P10">Table columns spacing</text:p>
        </text:list-item>
        <text:list-item>
          <text:p text:style-name="P10">Table custom width</text:p>
        </text:list-item>
        <text:list-item>
          <text:p text:style-name="P10">Horizontally align multiple buttons in cell</text:p>
        </text:list-item>
        <text:list-item>
          <text:p text:style-name="P10">Keep position of current datatable page when refreshing table</text:p>
        </text:list-item>
        <text:list-item>
          <text:p text:style-name="P18">Change DataTable cell text color based on text</text:p>
        </text:list-item>
        <text:list-item>
          <text:p text:style-name="P20">Set style for order number to stand out. Indicating that a user can hover over it to view ordered items</text:p>
        </text:list-item>
      </text:list>
      <text:p text:style-name="P5"/>
      <text:p text:style-name="P5"/>
      <text:p text:style-name="P3">Bugs</text:p>
      <text:list xml:id="list1406534535" text:style-name="L4">
        <text:list-item>
          <text:p text:style-name="P12">Datatable’s second page’s buttons not disabling when an order’s status is “Canceled”</text:p>
        </text:list-item>
        <text:list-item>
          <text:p text:style-name="P22"><text:a xlink:type="simple" xlink:href="https://www.gyrocode.com/articles/jquery-datatables-custom-control-does-not-work-on-second-page/" text:style-name="Internet_20_link" text:visited-style-name="Visited_20_Internet_20_Link"><text:span text:style-name="T4">https://www.gyrocode.com/articles/jquery-datatables-custom-control-does-not-work-on-second-page/</text:span></text:a></text:p>
        </text:list-item>
      </text:list>
      <text:p text:style-name="P6">--Resolution--</text:p>
      <text:list xml:id="list2084833621" text:style-name="L5">
        <text:list-item>
          <text:p text:style-name="P13"><text:span text:style-name="T5">O</text:span>n table refresh, set button html markup to empty string if status is canceled.</text:p>
        </text:list-item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2:35:46.643690234</dc:date>
    <meta:editing-duration>PT12H18M6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209" meta:character-count="1284" meta:non-whitespace-character-count="1126"/>
  </office:meta>
</office:document-meta>
</file>